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nux Libertine" svg:font-family="'Linux Libertine'" style:font-family-generic="roman" style:font-pitch="variable"/>
    <style:font-face style:name="Linux Biolinum1" svg:font-family="'Linux Biolinum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f262" officeooo:paragraph-rsid="0001f26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4994" officeooo:paragraph-rsid="000449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994" officeooo:paragraph-rsid="0004499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f86f" officeooo:paragraph-rsid="0005f86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1f262" officeooo:paragraph-rsid="0001f26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1f262" officeooo:paragraph-rsid="0001f26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44994" officeooo:paragraph-rsid="0004499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5f86f" officeooo:paragraph-rsid="0005f86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66b92" officeooo:paragraph-rsid="00066b9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7a8f3" officeooo:paragraph-rsid="0007a8f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7c89c" officeooo:paragraph-rsid="0007c89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5222" officeooo:paragraph-rsid="0008522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e578" officeooo:paragraph-rsid="0008e57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1f262" officeooo:paragraph-rsid="0001f26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44994" officeooo:paragraph-rsid="0004499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5f86f" officeooo:paragraph-rsid="0005f86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66b92" officeooo:paragraph-rsid="00066b9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7a8f3" officeooo:paragraph-rsid="0007a8f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7c89c" officeooo:paragraph-rsid="0007c8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8e578" officeooo:paragraph-rsid="0008e57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05f86f" officeooo:paragraph-rsid="0005f86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07a8f3" officeooo:paragraph-rsid="0007a8f3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8e578" officeooo:paragraph-rsid="0008e578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8e578" officeooo:paragraph-rsid="0008e578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8e578" officeooo:paragraph-rsid="0008e578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a105d" officeooo:paragraph-rsid="000a105d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85222" officeooo:paragraph-rsid="0008522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a8fdd" officeooo:paragraph-rsid="000a8fd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b31e3" officeooo:paragraph-rsid="000b31e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a105d" officeooo:paragraph-rsid="000a105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b31e3" officeooo:paragraph-rsid="000b31e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fo:font-style="italic" style:text-underline-style="none" fo:font-weight="bold" officeooo:rsid="0008e578" officeooo:paragraph-rsid="0008e578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5f86f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officeooo:rsid="000b74d0"/>
    </style:style>
    <style:style style:name="T7" style:family="text">
      <style:text-properties officeooo:rsid="0007c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3 Material</text:p>
      <text:p text:style-name="P5"/>
      <text:p text:style-name="P6">Transport Layer 3-105 (Important)</text:p>
      <text:p text:style-name="P14">Why is TCP fair?</text:p>
      <text:p text:style-name="P14">*** Be able to explain why TCP maintains fairness ***</text:p>
      <text:p text:style-name="P14"/>
      <text:p text:style-name="P6">Transport Layer 3-106</text:p>
      <text:p text:style-name="P14">Fairness(more)</text:p>
      <text:p text:style-name="P14">Fairness, parallel TCP connections</text:p>
      <text:p text:style-name="P14"><text:tab/>e.g., link of rate R with 9 existing connections:</text:p>
      <text:p text:style-name="P14"><text:tab/><text:tab/>- New app asks foor 1 TCP, gets rate R/10</text:p>
      <text:p text:style-name="P14"><text:tab/><text:tab/>- New app asks for 11 TCPs gets R/2</text:p>
      <text:p text:style-name="P6">Transport Layer 3-107</text:p>
      <text:p text:style-name="P14">Explicit Congestion Notification</text:p>
      <text:p text:style-name="P14">-network-assisted congestion conrol:</text:p>
      <text:p text:style-name="P14">- Two bits in IP header (ToS field) markd by network router to indicate congestion</text:p>
      <text:p text:style-name="P14">- Congestion indication carried to receiving host</text:p>
      <text:p text:style-name="P14">- receiver(seeing congestion indication in IP datagram))</text:p>
      <text:p text:style-name="P14">- sets ECE bit on receiver-to sender ack segment to notify sender of congestion</text:p>
      <text:p text:style-name="P14">When notified of congestion it can control speed</text:p>
      <text:p text:style-name="P14"/>
      <text:p text:style-name="P2">End of Chapter 3</text:p>
      <text:p text:style-name="P2"><text:span text:style-name="T2"><text:s text:c="170"/></text:span></text:p>
      <text:p text:style-name="P3">Chapter 4</text:p>
      <text:p text:style-name="P7">Overview of Network Layer</text:p>
      <text:p text:style-name="P15">- data plane</text:p>
      <text:p text:style-name="P15">- control plane</text:p>
      <text:p text:style-name="P15"/>
      <text:p text:style-name="P7">4-5</text:p>
      <text:p text:style-name="P7"><text:span text:style-name="T3">Two key network-layer functions</text:span></text:p>
      <text:p text:style-name="P7"><text:span text:style-name="T3">- forwarding-define</text:span></text:p>
      <text:p text:style-name="P7"><text:span text:style-name="T3">- routing -define</text:span></text:p>
      <text:p text:style-name="P7"><text:span text:style-name="T3"/></text:p>
      <text:p text:style-name="P7">4-6</text:p>
      <text:p text:style-name="P7"><text:span text:style-name="T3">get 4-6 illustration</text:span></text:p>
      <text:p text:style-name="P7"><text:span text:style-name="T3">Data Plan </text:span><text:span text:style-name="T4">| Control Plane</text:span></text:p>
      <text:p text:style-name="P8"><text:span text:style-name="T4"/></text:p>
      <text:p text:style-name="P8"><text:span text:style-name="T3">Control Plane</text:span><text:span text:style-name="T6">qq</text:span></text:p>
      <text:p text:style-name="P8"><text:span text:style-name="T3">- Two control plane approaches.</text:span></text:p>
      <text:p text:style-name="P8"><text:span text:style-name="T3">1.) ?</text:span></text:p>
      <text:p text:style-name="P8"><text:span text:style-name="T3">2.) ?</text:span></text:p>
      <text:p text:style-name="P8"><text:span text:style-name="T3"/></text:p>
      <text:p text:style-name="P8">5-7 Per-router control plane</text:p>
      <text:p text:style-name="P16">illustration of forwarding table</text:p>
      <text:p text:style-name="P16">once they have forwarding table – router will check it to see which router to forward it to</text:p>
      <text:p text:style-name="P16">distribution algorithm – can get network info and local info only</text:p>
      <text:p text:style-name="P16"/>
      <text:p text:style-name="P16"/>
      <text:p text:style-name="P16"/>
      <text:p text:style-name="P8"><text:soft-page-break/>5-8</text:p>
      <text:p text:style-name="P8"><text:span text:style-name="T3">Logically centralized control plane</text:span></text:p>
      <text:p text:style-name="P8"><text:span text:style-name="T3">(*get illustration)</text:span></text:p>
      <text:p text:style-name="P8"><text:span text:style-name="T3"/></text:p>
      <text:p text:style-name="P7"><text:span text:style-name="T3"/></text:p>
      <text:p text:style-name="P8">Network layer: 4-9</text:p>
      <text:p text:style-name="P16">Q: What service model for “channel” transporting datagrams from sender to receiver?</text:p>
      <text:p text:style-name="P16"/>
      <text:p text:style-name="P8">4-10</text:p>
      <text:p text:style-name="P21">show table***</text:p>
      <text:p text:style-name="P21"/>
      <text:p text:style-name="P4">4.2 What’s inside a router</text:p>
      <text:p text:style-name="P4"><text:span text:style-name="T2"/></text:p>
      <text:p text:style-name="P4"><text:span text:style-name="T2">Router architecture overview 4-12</text:span></text:p>
      <text:p text:style-name="P21">*illustration</text:p>
      <text:p text:style-name="P16">Routing processor|routing, management control plane(software) operates in millisecond time frame</text:p>
      <text:p text:style-name="P16">High-speed ***</text:p>
      <text:p text:style-name="P16"/>
      <text:p text:style-name="P16"/>
      <text:p text:style-name="P16"/>
      <text:p text:style-name="P9">Input port functions 4-13</text:p>
      <text:p text:style-name="P17">illustration</text:p>
      <text:p text:style-name="P17">line termination→ link layer protocol(receive)→ lookup, forwarding; queueing → | switch fabric</text:p>
      <text:p text:style-name="P17"/>
      <text:p text:style-name="P17">physical layer</text:p>
      <text:p text:style-name="P17">data link layer</text:p>
      <text:p text:style-name="P17">decentralized switching</text:p>
      <text:p text:style-name="P17"/>
      <text:p text:style-name="P17"/>
      <text:p text:style-name="P17">decentralized switching:</text:p>
      <text:p text:style-name="P17"><text:tab/>-using header field values, lookup output port using forward table in input port <text:tab/><text:tab/> <text:tab/> <text:s/>memory(“match plus action”)</text:p>
      <text:p text:style-name="P17"><text:tab/>- destination-based forwarding: forward based only on destination IP address(traditional)</text:p>
      <text:p text:style-name="P17">- generalized forwarding</text:p>
      <text:p text:style-name="P17"/>
      <text:p text:style-name="P10">4-15</text:p>
      <text:p text:style-name="P22">forwarding table illustration</text:p>
      <text:p text:style-name="P18">(after table picture) </text:p>
      <text:p text:style-name="P18">“Q. But what happens if ranges don’t divide up so nicely?”<text:line-break/>A. More traffic(congestion) will pass through a certain interface than others. <text:span text:style-name="T7">This is why we try to get things to divide evenly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soft-page-break/>4-16 <text:span text:style-name="T1">IMPORTANT TO KNOW HOW TO USE PREFIX MATCHING</text:span></text:p>
      <text:p text:style-name="P11"><text:span text:style-name="T3">Longest prefix matching: when looking for forwarding table entry for given address, use longest address prefix that matches destination address.</text:span></text:p>
      <text:p text:style-name="P11"><text:span text:style-name="T3">(illustration)</text:span></text:p>
      <text:p text:style-name="P18"><text:s/><text:span text:style-name="T7">which interface?: ?</text:span></text:p>
      <text:p text:style-name="P19">Which interface?: ?</text:p>
      <text:p text:style-name="P19"/>
      <text:p text:style-name="P12">4-17</text:p>
      <text:p text:style-name="P12"><text:span text:style-name="T3">LONGEST PREFIX MATCHING: often performed using ternary content addressable memories(TCAMs)</text:span></text:p>
      <text:p text:style-name="P12"><text:span text:style-name="T3">- content addressable: ???</text:span></text:p>
      <text:p text:style-name="P12"><text:span text:style-name="T3"/></text:p>
      <text:p text:style-name="P12">4-18<text:span text:style-name="T3"> </text:span></text:p>
      <text:p text:style-name="P12"><text:span text:style-name="T3">Switching fabrics</text:span></text:p>
      <text:p text:style-name="P13"><text:span text:style-name="T3">crossbar type is much faster than bus and memory. If there is no cross bar???(book)</text:span></text:p>
      <text:p text:style-name="P12"><text:span text:style-name="T3">(memory, bus, and crossbar illustrations)</text:span></text:p>
      <text:p text:style-name="P12"><text:span text:style-name="T3"/></text:p>
      <text:p text:style-name="P13">4-19</text:p>
      <text:p text:style-name="P13"><text:span text:style-name="T3">Switching via memory</text:span></text:p>
      <text:p text:style-name="P13"><text:span text:style-name="T3">first generation routers:</text:span></text:p>
      <text:p text:style-name="P13"><text:span text:style-name="T3">Traditional computers with switching under direct control of CPU</text:span></text:p>
      <text:p text:style-name="P13"><text:span text:style-name="T3"/></text:p>
      <text:p text:style-name="P13">4-20</text:p>
      <text:p text:style-name="P13"><text:span text:style-name="T3">Switching via a bus</text:span></text:p>
      <text:p text:style-name="P13"><text:span text:style-name="T3">datagram from input port memory to output port memory via a shared bus</text:span></text:p>
      <text:p text:style-name="P13"><text:span text:style-name="T3">bus contention: switching speed limited by bus bandwidth</text:span></text:p>
      <text:p text:style-name="P13"><text:span text:style-name="T3">(illustration)</text:span></text:p>
      <text:p text:style-name="P13"><text:span text:style-name="T3"/></text:p>
      <text:p text:style-name="P13">4-21</text:p>
      <text:p text:style-name="P20">Switching via interconnection network</text:p>
      <text:p text:style-name="P20">- overcome bus bandwitdth limitations</text:p>
      <text:p text:style-name="P20">-banyan networks, crossbar other interconnection nets intitially dveloped to connect procesors in multiprocessor</text:p>
      <text:p text:style-name="P20">- advanced design: fragmenting datagram into fixed length cells, switch cells through the fabric</text:p>
      <text:p text:style-name="P20"/>
      <text:p text:style-name="P23">For (4-19, 4-20, 4-21) just understand how they work</text:p>
      <text:p text:style-name="P32"><text:span text:style-name="T2"/></text:p>
      <text:p text:style-name="P24"><text:span text:style-name="T2">4-22</text:span></text:p>
      <text:p text:style-name="P25"><text:span text:style-name="T5">Input port queuing </text:span></text:p>
      <text:p text:style-name="P25"><text:span text:style-name="T5">fabric slower than input ports combined → queuing may occur at input queus</text:span></text:p>
      <text:p text:style-name="P25"><text:span text:style-name="T5"><text:tab/>-queueing delay and loss due to input buffer overflow!**</text:span></text:p>
      <text:p text:style-name="P25"><text:span text:style-name="T5">- Head-of-theLine(HOL) blocking: ** queued datagram at front of queue prevents others in queue from moving forward.</text:span></text:p>
      <text:p text:style-name="P25"><text:span text:style-name="T5">(illustration)</text:span></text:p>
      <text:p text:style-name="P25"><text:span text:style-name="T5"/></text:p>
      <text:p text:style-name="P25"><text:span text:style-name="T2">4-23</text:span></text:p>
      <text:p text:style-name="P25"><text:span text:style-name="T5">output ports</text:span></text:p>
      <text:p text:style-name="P25"><text:span text:style-name="T5">(switch fabric illustration)</text:span></text:p>
      <text:p text:style-name="P25"><text:span text:style-name="T5">-buffering</text:span></text:p>
      <text:p text:style-name="P25"><text:span text:style-name="T5">-scheduling discipline</text:span></text:p>
      <text:p text:style-name="P25"><text:span text:style-name="T5"/></text:p>
      <text:p text:style-name="P26"><text:span text:style-name="T2">4-25</text:span></text:p>
      <text:p text:style-name="P30"><text:span text:style-name="T2">How much buffering?</text:span></text:p>
      <text:p text:style-name="P30"><text:span text:style-name="T2">???</text:span></text:p>
      <text:p text:style-name="P30"><text:span text:style-name="T2"/></text:p>
      <text:p text:style-name="P26"><text:span text:style-name="T2">4-26</text:span></text:p>
      <text:p text:style-name="P26"><text:span text:style-name="T5">Scheduling mechanisms</text:span></text:p>
      <text:p text:style-name="P26"><text:span text:style-name="T5">scheduling: choose next packet to send on link</text:span></text:p>
      <text:p text:style-name="P26"><text:span text:style-name="T5">FIFO(first in first out) scheduling: send in order of arrival to queue</text:span></text:p>
      <text:p text:style-name="P26"><text:span text:style-name="T5">- real-world example?</text:span></text:p>
      <text:p text:style-name="P26"><text:span text:style-name="T5">- discard policy:</text:span></text:p>
      <text:p text:style-name="P26"><text:span text:style-name="T5">(illustration)</text:span></text:p>
      <text:p text:style-name="P27"><text:span text:style-name="T3"/></text:p>
      <text:p text:style-name="P28">4-27</text:p>
      <text:p text:style-name="P28"><text:span text:style-name="T3">Scheduling policies: priority</text:span></text:p>
      <text:p text:style-name="P28"><text:span text:style-name="T3">priority scheduling: send highest priority queued packed</text:span></text:p>
      <text:p text:style-name="P28"><text:span text:style-name="T3">- multiple classes, with different priorities</text:span></text:p>
      <text:p text:style-name="P28"><text:span text:style-name="T3"><text:tab/>-class may depend on marking or other header info, e.g. IP source/dest, port numbers, etc</text:span></text:p>
      <text:p text:style-name="P28"><text:span text:style-name="T3">(illustration)</text:span></text:p>
      <text:p text:style-name="P28"><text:span text:style-name="T3">once it is scheduled it must finish transmission</text:span></text:p>
      <text:p text:style-name="P28"><text:span text:style-name="T3"/></text:p>
      <text:p text:style-name="P29">4-28</text:p>
      <text:p text:style-name="P31">Scheduling policies: still more</text:p>
      <text:p text:style-name="P31">Round robin(RR) scheduling:</text:p>
      <text:p text:style-name="P31">- multiple classes</text:p>
      <text:p text:style-name="P31">-cyclically scan class queues, sending one complete packet from each class(if available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9"><text:soft-page-break/>4-29</text:p>
      <text:p text:style-name="P29"><text:span text:style-name="T3">Scheduling policies: still more</text:span></text:p>
      <text:p text:style-name="P29"><text:span text:style-name="T3">Wheighted Fair <text:s text:c="2"/>Queuing (WFQ):</text:span></text:p>
      <text:p text:style-name="P29"><text:span text:style-name="T3">generalized Round Robin</text:span></text:p>
      <text:p text:style-name="P29"><text:span text:style-name="T3">- each class gets weighted amount of service in each cycle</text:span></text:p>
      <text:p text:style-name="P29"><text:span text:style-name="T3">- real-world example?</text:span></text:p>
      <text:p text:style-name="P29"><text:span text:style-name="T3">(illustration)</text:span></text:p>
      <text:p text:style-name="P19"/>
      <text:p text:style-name="P19"/>
      <text:p text:style-name="P18"/>
      <text:p text:style-name="P17"/>
      <text:p text:style-name="P15"/>
      <text:p text:style-name="P2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nux Libertine" svg:font-family="'Linux Libertine'" style:font-family-generic="roman" style:font-pitch="variable"/>
    <style:font-face style:name="Linux Biolinum1" svg:font-family="'Linux Biolinum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nux Libertine" fo:font-size="12pt" fo:language="en" fo:country="US" style:letter-kerning="true" style:font-name-asian="Linux Biolinum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nux Libertine" fo:font-size="12pt" fo:language="en" fo:country="US" style:letter-kerning="true" style:font-name-asian="Linux Biolinum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nux Biolinum1" fo:font-family="'Linux Biolinum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2T11:06:16.045601079</meta:creation-date>
    <dc:date>2020-10-12T12:54:44.189750672</dc:date>
    <meta:editing-duration>PT1H17M12S</meta:editing-duration>
    <meta:editing-cycles>10</meta:editing-cycles>
    <meta:generator>LibreOffice/7.0.1.2$Linux_X86_64 LibreOffice_project/00$Build-2</meta:generator>
    <meta:document-statistic meta:table-count="0" meta:image-count="0" meta:object-count="0" meta:page-count="5" meta:paragraph-count="132" meta:word-count="682" meta:character-count="4731" meta:non-whitespace-character-count="3987"/>
  </office:meta>
</office:document-meta>
</file>